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ExecutionListenerTestNGIntegrationTests.ensureMocksAreReinjectedBetweenTest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ExecutionListenerTestNGIntegrationTests.ensureMocksAreReinjectedBetweenTest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ExecutionListenerTestNGIntegrationTests.assertInjectedServletRequestEqualsRequestInRequestContex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